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360000004A30263C5DB1AE7E44.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er">
      <style:text-properties fo:font-style="italic" officeooo:rsid="006670ad" officeooo:paragraph-rsid="006670ad" style:font-style-asian="italic" style:font-style-complex="italic"/>
    </style:style>
    <style:style style:name="P2" style:family="paragraph" style:parent-style-name="Footer">
      <style:paragraph-properties fo:text-align="end" style:justify-single-word="false"/>
    </style:style>
    <style:style style:name="P3" style:family="paragraph" style:parent-style-name="Text_20_body">
      <style:paragraph-properties fo:padding="0.049cm" fo:border="0.06pt solid #d9d9e3"/>
    </style:style>
    <style:style style:name="P4" style:family="paragraph" style:parent-style-name="Header">
      <style:text-properties fo:font-style="italic" officeooo:rsid="0013b35d" officeooo:paragraph-rsid="001867df" style:font-style-asian="italic" style:font-style-complex="italic"/>
    </style:style>
    <style:style style:name="P5" style:family="paragraph" style:parent-style-name="Text_20_body">
      <style:paragraph-properties fo:padding="0.049cm" fo:border="0.06pt solid #d9d9e3"/>
    </style:style>
    <style:style style:name="T1" style:family="text">
      <style:text-properties officeooo:rsid="007b3e03"/>
    </style:style>
    <style:style style:name="T2" style:family="text">
      <style:text-properties loext:padding="0.049cm" loext:border="0.06pt solid #d9d9e3"/>
    </style:style>
    <style:style style:name="T3" style:family="text">
      <style:text-properties officeooo:rsid="0085681b"/>
    </style:style>
    <style:style style:name="T4" style:family="text">
      <style:text-properties officeooo:rsid="008e150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2">Pregunta 1:</text:span></text:span> ¿Qué es la administración de la entrega de correo electrónico y por qué es importante en un servidor de correo Linux?</text:p>
      <text:p text:style-name="P3"><text:span text:style-name="Strong_20_Emphasis"><text:span text:style-name="T2">Respuesta 1:</text:span></text:span> La administración de la entrega de correo electrónico se refiere al proceso de garantizar que los mensajes de correo se entreguen de manera efectiva a los destinatarios adecuados. Es importante para asegurar que los mensajes lleguen a sus destinatarios de manera oportuna y sin problemas.</text:p>
      <text:p text:style-name="P3"><text:span text:style-name="Strong_20_Emphasis"><text:span text:style-name="T2">Pregunta 2:</text:span></text:span> ¿Cuál es la función del comando "postfix queue" en la administración de correo en un servidor Postfix?</text:p>
      <text:p text:style-name="P3"><text:span text:style-name="Strong_20_Emphasis"><text:span text:style-name="T2">Respuesta 2:</text:span></text:span> El comando "postfix queue" se utiliza para ver la cola de correo en un servidor Postfix, mostrando los mensajes en espera de entrega y su estado.</text:p>
      <text:p text:style-name="P3"><text:span text:style-name="Strong_20_Emphasis"><text:span text:style-name="T2">Pregunta 3:</text:span></text:span> ¿Cómo se puede eliminar un mensaje específico de la cola de correo en un servidor Postfix?</text:p>
      <text:p text:style-name="P3"><text:span text:style-name="Strong_20_Emphasis"><text:span text:style-name="T2">Respuesta 3:</text:span></text:span> Para eliminar un mensaje específico de la cola de correo en Postfix, se utiliza el comando "postsuper -d &lt;ID del mensaje&gt;".</text:p>
      <text:p text:style-name="P3"><text:span text:style-name="Strong_20_Emphasis"><text:span text:style-name="T2">Pregunta 4:</text:span></text:span> ¿Cuál es el propósito de la carpeta "deferred" en la cola de correo de Postfix?</text:p>
      <text:p text:style-name="P3"><text:span text:style-name="Strong_20_Emphasis"><text:span text:style-name="T2">Respuesta 4:</text:span></text:span> La carpeta "deferred" en la cola de correo de Postfix almacena mensajes que no pudieron entregarse de inmediato debido a condiciones temporales. Posteriormente, se intentará la entrega nuevamente.</text:p>
      <text:p text:style-name="P3"><text:span text:style-name="Strong_20_Emphasis"><text:span text:style-name="T2">Pregunta 5:</text:span></text:span> ¿Cómo se puede forzar la entrega inmediata de todos los mensajes en la cola de correo "deferred" en Postfix?</text:p>
      <text:p text:style-name="P3"><text:span text:style-name="Strong_20_Emphasis"><text:span text:style-name="T2">Respuesta 5:</text:span></text:span> Para forzar la entrega inmediata de todos los mensajes en la cola "deferred" de Postfix, se utiliza el comando "postqueue -f".</text:p>
      <text:p text:style-name="P3"><text:span text:style-name="Strong_20_Emphasis"><text:span text:style-name="T2">Pregunta 6:</text:span></text:span> ¿Qué es el comando "postsuper -r ALL" y cuál es su función en Postfix?</text:p>
      <text:p text:style-name="P3"><text:span text:style-name="Strong_20_Emphasis"><text:span text:style-name="T2">Respuesta 6:</text:span></text:span> El comando "postsuper -r ALL" se utiliza para reintentar la entrega de todos los mensajes en la cola de correo en Postfix, incluso aquellos que están en la cola "deferred".</text:p>
      <text:p text:style-name="P3"><text:span text:style-name="Strong_20_Emphasis"><text:span text:style-name="T2">Pregunta 7:</text:span></text:span> ¿Qué es el reintentador de entrega en Postfix y cuál es su papel?</text:p>
      <text:p text:style-name="P3"><text:span text:style-name="Strong_20_Emphasis"><text:span text:style-name="T2">Respuesta 7:</text:span></text:span> El reintentador de entrega en Postfix es un componente que verifica y reenvía mensajes en la cola "deferred" para su entrega, especialmente aquellos que inicialmente no se pudieron entregar debido a condiciones temporales.</text:p>
      <text:p text:style-name="P3"><text:span text:style-name="Strong_20_Emphasis"><text:span text:style-name="T2">Pregunta 8:</text:span></text:span> ¿Cuál es la función de la carpeta "bounce" en la cola de correo de Postfix?</text:p>
      <text:p text:style-name="P3"><text:soft-page-break/><text:span text:style-name="Strong_20_Emphasis"><text:span text:style-name="T2">Respuesta 8:</text:span></text:span> La carpeta "bounce" en la cola de correo de Postfix almacena mensajes rechazados o devueltos por errores en la entrega, como direcciones de destino incorrectas.</text:p>
      <text:p text:style-name="P3"><text:span text:style-name="Strong_20_Emphasis"><text:span text:style-name="T2">Pregunta 9:</text:span></text:span> ¿Cómo se puede visualizar el contenido de un mensaje en la cola de correo de Postfix utilizando el comando "postcat"?</text:p>
      <text:p text:style-name="P3"><text:span text:style-name="Strong_20_Emphasis"><text:span text:style-name="T2">Respuesta 9:</text:span></text:span> Para ver el contenido de un mensaje en la cola de correo de Postfix, se utiliza el comando "postcat -q &lt;ID del mensaje&gt;".</text:p>
      <text:p text:style-name="P3"><text:span text:style-name="Strong_20_Emphasis"><text:span text:style-name="T2">Pregunta 10:</text:span></text:span> ¿Qué es el comando "postsuper -d ALL" y cuál es su función en Postfix?</text:p>
      <text:p text:style-name="P3"><text:span text:style-name="Strong_20_Emphasis"><text:span text:style-name="T2">Respuesta 10:</text:span></text:span> El comando "postsuper -d ALL" se utiliza para eliminar todos los mensajes en la cola de correo en Postfix. Debe usarse con precaución, ya que borrará todos los mensajes pendientes.</text:p>
      <text:p text:style-name="P3"><text:span text:style-name="Strong_20_Emphasis"><text:span text:style-name="T2">Pregunta 11:</text:span></text:span> ¿Qué es el "registro de entrega" (delivery log) en Postfix y por qué es importante?</text:p>
      <text:p text:style-name="P3"><text:span text:style-name="Strong_20_Emphasis"><text:span text:style-name="T2">Respuesta 11:</text:span></text:span> El registro de entrega en Postfix registra información detallada sobre la entrega de cada mensaje, incluyendo fechas, destinatarios y resultados. Es importante para el seguimiento y la solución de problemas de entrega.</text:p>
      <text:p text:style-name="P3"><text:span text:style-name="Strong_20_Emphasis"><text:span text:style-name="T2">Pregunta 12:</text:span></text:span> ¿Cómo se puede configurar Postfix para que envíe notificaciones de entrega y errores a los remitentes?</text:p>
      <text:p text:style-name="P3"><text:span text:style-name="Strong_20_Emphasis"><text:span text:style-name="T2">Respuesta 12:</text:span></text:span> Para configurar Postfix para enviar notificaciones de entrega y errores a los remitentes, se debe asegurar que el servidor esté configurado adecuadamente y que los registros estén habilitados.</text:p>
      <text:p text:style-name="P3"><text:span text:style-name="Strong_20_Emphasis"><text:span text:style-name="T2">Pregunta 13:</text:span></text:span> ¿Cuál es el propósito de la carpeta "maildrop" en Postfix y cuándo se utiliza?</text:p>
      <text:p text:style-name="P3"><text:span text:style-name="Strong_20_Emphasis"><text:span text:style-name="T2">Respuesta 13:</text:span></text:span> La carpeta "maildrop" en Postfix se utiliza para almacenar temporalmente mensajes que no pueden entregarse de inmediato. Es parte del proceso de reintentar la entrega.</text:p>
      <text:p text:style-name="P3"><text:span text:style-name="Strong_20_Emphasis"><text:span text:style-name="T2">Pregunta 14:</text:span></text:span> ¿Qué es el comando "postsuper -s" y cuál es su función en Postfix?</text:p>
      <text:p text:style-name="P3"><text:span text:style-name="Strong_20_Emphasis"><text:span text:style-name="T2">Respuesta 14:</text:span></text:span> El comando "postsuper -s" se utiliza para mostrar estadísticas de la cola de correo en Postfix, incluyendo el número de mensajes en cola y su estado.</text:p>
      <text:p text:style-name="P3"><text:span text:style-name="Strong_20_Emphasis"><text:span text:style-name="T2">Pregunta 15:</text:span></text:span> ¿Cuál es el papel del "registro de entrega" en la administración de correo en Postfix?</text:p>
      <text:p text:style-name="P3"><text:span text:style-name="Strong_20_Emphasis"><text:span text:style-name="T2">Respuesta 15:</text:span></text:span> El registro de entrega proporciona un historial detallado de la entrega de mensajes, lo que facilita la identificación de problemas y la supervisión de la actividad del servidor de correo.</text:p>
      <text:p text:style-name="P3"><text:span text:style-name="Strong_20_Emphasis"><text:span text:style-name="T2">Pregunta 16:</text:span></text:span> ¿Qué es un "relay domain" en la configuración de Postfix y cómo se configura?</text:p>
      <text:p text:style-name="P3"><text:soft-page-break/><text:span text:style-name="Strong_20_Emphasis"><text:span text:style-name="T2">Respuesta 16:</text:span></text:span> Un "relay domain" en Postfix es un dominio de correo electrónico que se enruta a través del servidor Postfix hacia otro servidor de correo. Se configura especificando el dominio en la configuración de Postfix.</text:p>
      <text:p text:style-name="P3"><text:span text:style-name="Strong_20_Emphasis"><text:span text:style-name="T2">Pregunta 17:</text:span></text:span> ¿Qué es el comando "postsuper -p" y cuál es su función en Postfix?</text:p>
      <text:p text:style-name="P3"><text:span text:style-name="Strong_20_Emphasis"><text:span text:style-name="T2">Respuesta 17:</text:span></text:span> El comando "postsuper -p" muestra una vista previa de los mensajes en la cola de correo de Postfix antes de que sean entregados. Puede ayudar a identificar problemas potenciales.</text:p>
      <text:p text:style-name="P3"><text:span text:style-name="Strong_20_Emphasis"><text:span text:style-name="T2">Pregunta 18:</text:span></text:span> ¿Cuál es la carpeta "incoming" en la cola de correo de Postfix y cuándo se utiliza?</text:p>
      <text:p text:style-name="P3"><text:span text:style-name="Strong_20_Emphasis"><text:span text:style-name="T2">Respuesta 18:</text:span></text:span> La carpeta "incoming" en la cola de correo de Postfix se utiliza para almacenar mensajes nuevos que aún no han sido procesados por el sistema de entrega.</text:p>
      <text:p text:style-name="P3"><text:span text:style-name="Strong_20_Emphasis"><text:span text:style-name="T2">Pregunta 19:</text:span></text:span> ¿Cuál es la función de la carpeta "hold" en la cola de correo de Postfix?</text:p>
      <text:p text:style-name="P3"><text:span text:style-name="Strong_20_Emphasis"><text:span text:style-name="T2">Respuesta 19:</text:span></text:span> La carpeta "hold" en la cola de correo de Postfix almacena mensajes que han sido detenidos intencionadamente y que no serán entregados hasta que se liberen.</text:p>
      <text:p text:style-name="P3"><text:span text:style-name="Strong_20_Emphasis"><text:span text:style-name="T2">Pregunta 20:</text:span></text:span> ¿Qué es un "MX record" en el contexto de la administración de correo y cómo se configura?</text:p>
      <text:p text:style-name="P3"><text:span text:style-name="Strong_20_Emphasis"><text:span text:style-name="T2">Respuesta 20:</text:span></text:span> Un "MX record" (registro de intercambio de correo) es un registro DNS que especifica el servidor de correo que debe recibir correo para un dominio específico. Se configura en el servidor DNS del dominio.</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6670ad" officeooo:paragraph-rsid="006670ad" style:font-style-asian="italic" style:font-style-complex="italic"/>
    </style:style>
    <style:style style:name="MP2" style:family="paragraph" style:parent-style-name="Header">
      <style:text-properties fo:font-style="italic" officeooo:rsid="0013b35d" officeooo:paragraph-rsid="001867df" style:font-style-asian="italic" style:font-style-complex="italic"/>
    </style:style>
    <style:style style:name="MP3" style:family="paragraph" style:parent-style-name="Footer">
      <style:paragraph-properties fo:text-align="end" style:justify-single-word="false"/>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2" text:anchor-type="char" svg:x="11.88cm" svg:y="-0.66cm" svg:width="5.054cm" svg:height="1.207cm" draw:z-index="2"><draw:image xlink:href="Pictures/10000001000001360000004A30263C5DB1AE7E44.png" xlink:type="simple" xlink:show="embed" xlink:actuate="onLoad" draw:mime-type="image/png"/></draw:frame>Servicios de correo electrónico </text:p>
        <text:p text:style-name="MP2"><text:s/>Administración de la entrega de correo electrónico <text:s/></text:p>
      </style:header>
      <style:footer>
        <text:p text:style-name="MP3"><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0:04:41.848317391</meta:creation-date>
    <dc:date>2023-09-06T16:08:42.734387761</dc:date>
    <meta:editing-duration>PT8H57M5S</meta:editing-duration>
    <meta:editing-cycles>131</meta:editing-cycles>
    <meta:generator>LibreOffice/7.4.1.2$Linux_X86_64 LibreOffice_project/3c58a8f3a960df8bc8fd77b461821e42c061c5f0</meta:generator>
    <meta:document-statistic meta:table-count="0" meta:image-count="1" meta:object-count="0" meta:page-count="3" meta:paragraph-count="43" meta:word-count="977" meta:character-count="5850" meta:non-whitespace-character-count="4912"/>
  </office:meta>
</office:document-meta>
</file>